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8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5bbe3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3ae219"/>
    </style:style>
    <style:style style:name="P69" style:family="paragraph" style:parent-style-name="Standard">
      <style:text-properties officeooo:paragraph-rsid="0f3d081d"/>
    </style:style>
    <style:style style:name="P70" style:family="paragraph" style:parent-style-name="Footnote">
      <style:text-properties officeooo:rsid="043ccc66" officeooo:paragraph-rsid="0f40045a"/>
    </style:style>
    <style:style style:name="P71" style:family="paragraph" style:parent-style-name="Footnote">
      <style:text-properties officeooo:rsid="043ccc66" officeooo:paragraph-rsid="0f4dc0dc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4cd335"/>
    </style:style>
    <style:style style:name="P74" style:family="paragraph" style:parent-style-name="Standard">
      <style:text-properties officeooo:paragraph-rsid="0f6ac771"/>
    </style:style>
    <style:style style:name="P75" style:family="paragraph" style:parent-style-name="Standard">
      <style:text-properties officeooo:paragraph-rsid="0f6bda9d"/>
    </style:style>
    <style:style style:name="P76" style:family="paragraph" style:parent-style-name="Standard">
      <style:text-properties officeooo:paragraph-rsid="0f6d3852"/>
    </style:style>
    <style:style style:name="P77" style:family="paragraph" style:parent-style-name="Standard">
      <style:text-properties officeooo:paragraph-rsid="0f6d4ef8"/>
    </style:style>
    <style:style style:name="P78" style:family="paragraph" style:parent-style-name="Standard">
      <style:paragraph-properties fo:text-align="center" style:justify-single-word="false"/>
      <style:text-properties officeooo:paragraph-rsid="0cc50ec9"/>
    </style:style>
    <style:style style:name="P79" style:family="paragraph" style:parent-style-name="Standard">
      <style:paragraph-properties fo:text-align="center" style:justify-single-word="false"/>
      <style:text-properties officeooo:paragraph-rsid="0f6ac771"/>
    </style:style>
    <style:style style:name="P80" style:family="paragraph" style:parent-style-name="Standard">
      <style:paragraph-properties fo:text-align="center" style:justify-single-word="false"/>
      <style:text-properties officeooo:paragraph-rsid="0daef67d"/>
    </style:style>
    <style:style style:name="P81" style:family="paragraph" style:parent-style-name="Standard">
      <style:paragraph-properties fo:text-align="center" style:justify-single-word="false"/>
      <style:text-properties officeooo:paragraph-rsid="0db0d4d1"/>
    </style:style>
    <style:style style:name="P82" style:family="paragraph" style:parent-style-name="Standard">
      <style:paragraph-properties fo:text-align="center" style:justify-single-word="false"/>
      <style:text-properties officeooo:paragraph-rsid="0daa4aef"/>
    </style:style>
    <style:style style:name="P83" style:family="paragraph" style:parent-style-name="Standard">
      <style:paragraph-properties fo:text-align="center" style:justify-single-word="false"/>
      <style:text-properties officeooo:paragraph-rsid="0f7a4390"/>
    </style:style>
    <style:style style:name="P84" style:family="paragraph" style:parent-style-name="Standard">
      <style:paragraph-properties fo:text-align="center" style:justify-single-word="false"/>
      <style:text-properties officeooo:paragraph-rsid="0eb4913f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0dce9327"/>
    </style:style>
    <style:style style:name="P89" style:family="paragraph" style:parent-style-name="Footnote">
      <style:text-properties officeooo:paragraph-rsid="0fa0ab6e"/>
    </style:style>
    <style:style style:name="P90" style:family="paragraph" style:parent-style-name="Standard">
      <style:text-properties officeooo:paragraph-rsid="0fc8e1b1"/>
    </style:style>
    <style:style style:name="P91" style:family="paragraph" style:parent-style-name="Footnote">
      <style:text-properties officeooo:paragraph-rsid="0fd38088"/>
    </style:style>
    <style:style style:name="P92" style:family="paragraph" style:parent-style-name="Footnote">
      <style:text-properties officeooo:paragraph-rsid="0fde5261" fo:background-color="transparent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Standard">
      <style:text-properties officeooo:paragraph-rsid="0ff09601"/>
    </style:style>
    <style:style style:name="P95" style:family="paragraph" style:parent-style-name="Footnote">
      <style:text-properties officeooo:paragraph-rsid="0ff65840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8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language="en" fo:country="GB"/>
    </style:style>
    <style:style style:name="T26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6" style:family="text">
      <style:text-properties fo:language="en" fo:country="GB" officeooo:rsid="0f28d107"/>
    </style:style>
    <style:style style:name="T267" style:family="text">
      <style:text-properties fo:language="en" fo:country="GB" officeooo:rsid="0fed6741"/>
    </style:style>
    <style:style style:name="T268" style:family="text">
      <style:text-properties officeooo:rsid="0f981b1c"/>
    </style:style>
    <style:style style:name="T269" style:family="text">
      <style:text-properties style:font-name="Liberation Mono" fo:font-size="8pt" style:font-size-asian="8pt" style:font-size-complex="8pt" loext:padding="0.049cm" loext:border="0.31pt solid #000000"/>
    </style:style>
    <style:style style:name="T27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6"><text:span text:style-name="Strong_20_Emphasis"><text:span text:style-name="T139">Checklist for installing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0"><text:user-field-get text:name="Version">22.04</text:user-field-get></text:span></text:span><text:span text:style-name="Strong_20_Emphasis"><text:span text:style-name="T140"><text:s/></text:span></text:span><text:span text:style-name="Strong_20_Emphasis"><text:span text:style-name="T145">LTS</text:span></text:span><text:span text:style-name="Strong_20_Emphasis"><text:span text:style-name="T141"><text:note text:id="ftn1" text:note-class="footnote"><text:note-citation>1</text:note-citation><text:note-body><text:p text:style-name="P95"><text:span text:style-name="T271">LTS stands for Long-Term Support, and this April </text:span><text:span text:style-name="Strong_20_Emphasis"><text:span text:style-name="T279"><text:user-field-get style:data-style-name="N0" text:name="Releaseyear">2022</text:user-field-get></text:span></text:span><text:span text:style-name="T272"><text:s/></text:span><text:span text:style-name="Strong_20_Emphasis"><text:span text:style-name="T275"><text:user-field-get text:name="Distro">Ubuntu</text:user-field-get></text:span></text:span><text:span text:style-name="T273"><text:s/></text:span><text:span text:style-name="T276"><text:user-field-get text:name="Version">22.04</text:user-field-get></text:span><text:span text:style-name="T276"><text:s/></text:span><text:span text:style-name="T277">LTS</text:span><text:span text:style-name="T276"> </text:span><text:span text:style-name="Strong_20_Emphasis"><text:span text:style-name="T278"><text:user-field-get text:name="Edition">Desktop</text:user-field-get></text:span></text:span><text:span text:style-name="T271"><text:s/>(codename jammy) will be supported for 5 years until April 2027, and with an Ubuntu </text:span><text:span text:style-name="T274">P</text:span><text:span text:style-name="T271">ro subscription (free for personal use) for 12 years until April 2034.</text:span></text:p></text:note-body></text:note></text:span></text:span><text:span text:style-name="Strong_20_Emphasis"><text:span text:style-name="T142"> </text:span></text:span><text:span text:style-name="Strong_20_Emphasis"><text:span text:style-name="T143"><text:user-field-get text:name="Edition">Desktop</text:user-field-get></text:span></text:span><text:span text:style-name="Strong_20_Emphasis"><text:span text:style-name="T144">.</text:span></text:span></text:p>
      <text:p text:style-name="P20"/>
      <text:p text:style-name="P10"><text:span text:style-name="T161">Fill in the </text:span><text:span text:style-name="Strong_20_Emphasis"><text:span text:style-name="T64">text box</text:span></text:span><text:span text:style-name="T161"> behind the </text:span><text:span text:style-name="T170">underlined</text:span><text:span text:style-name="T162"> </text:span><text:span text:style-name="T161">words, see [explanation]:</text:span></text:p>
      <text:p text:style-name="P8"><text:span text:style-name="Definition"><text:span text:style-name="T265">user</text:span></text:span><text:span text:style-name="T217"><text:tab/><text:tab/></text:span><text:span text:style-name="T227"> <text:tab/><text:tab/><text:tab/> </text:span><text:span text:style-name="T218"><draw:control text:anchor-type="as-char" svg:y="-0.4cm" draw:z-index="5" draw:name="Gebruiker" draw:style-name="gr2" draw:text-style-name="P102" svg:width="6.4cm" svg:height="0.6cm" draw:control="control6"><svg:title>Gebruiker</svg:title><svg:desc>Volledige naam, bijv. Jan Stek</svg:desc></draw:control></text:span><text:span text:style-name="T218"><text:s text:c="2"/></text:span><text:span text:style-name="T219">[</text:span><text:span text:style-name="T226">F</text:span><text:span text:style-name="T220">ull </text:span><text:span text:style-name="T228">na</text:span><text:span text:style-name="T230">me,</text:span><text:span text:style-name="T228"> </text:span><text:span text:style-name="T230">e.g.</text:span><text:span text:style-name="T228"> </text:span><text:span text:style-name="T229">J</text:span><text:span text:style-name="T232">ohn Doe</text:span><text:span text:style-name="T235">]</text:span></text:p>
      <text:p text:style-name="P67"><text:span text:style-name="Definition"><text:span text:style-name="T234">USER</text:span></text:span><text:span text:style-name="Definition"><text:span text:style-name="T264">na</text:span></text:span><text:span text:style-name="Definition"><text:span text:style-name="T266">me</text:span></text:span><text:span text:style-name="T233"><text:tab/><text:tab/><text:tab/> </text:span><text:span text:style-name="T233"><draw:control text:anchor-type="as-char" svg:y="-0.4cm" draw:z-index="14" draw:name="Gberuikersnaam 2" draw:style-name="gr2" draw:text-style-name="P102" svg:width="6.4cm" svg:height="0.6cm" draw:control="control15"><svg:title>Gebruikersnaam</svg:title><svg:desc>Korte naam, bijv. jan</svg:desc></draw:control></text:span><text:span text:style-name="T233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52">j</text:span><text:span text:style-name="T154">oh</text:span><text:span text:style-name="T152">n</text:span><text:span text:style-name="T153">]</text:span></text:p>
      <text:p text:style-name="P7"><text:span text:style-name="Definition"><text:span text:style-name="T264">COMPUTERNA</text:span></text:span><text:span text:style-name="Definition"><text:span text:style-name="T266">me</text:span></text:span><text:span text:style-name="T236"><text:tab/> </text:span><text:span text:style-name="T264"><draw:control text:anchor-type="as-char" svg:y="-0.4cm" draw:z-index="6" draw:name="Computernaam" draw:style-name="gr2" draw:text-style-name="P102" svg:width="6.4cm" svg:height="0.6cm" draw:control="control7"><svg:title>Computernaam</svg:title><svg:desc>Unieke naam van de computer</svg:desc></draw:control></text:span><text:span text:style-name="T264"><text:s text:c="2"/></text:span><text:span text:style-name="T237">[</text:span><text:span text:style-name="T243">N</text:span><text:span text:style-name="T238">a</text:span><text:span text:style-name="T242">me of the</text:span><text:span text:style-name="T238"> compute</text:span><text:span text:style-name="T239">r, </text:span><text:span text:style-name="T242">e.g.</text:span><text:span text:style-name="T240"> </text:span><text:span text:style-name="T241">pc02</text:span><text:span text:style-name="T237">]</text:span></text:p>
      <text:p text:style-name="P11"><text:span text:style-name="Definition"><text:span text:style-name="T245">USER</text:span></text:span><text:span text:style-name="T244"><text:tab/><text:tab/></text:span><text:span text:style-name="T227"> <text:tab/><text:tab/><text:tab/> </text:span><text:span text:style-name="T218"><draw:control text:anchor-type="as-char" svg:y="-0.4cm" draw:z-index="11" draw:name="Gebruiker 1" draw:style-name="gr2" draw:text-style-name="P102" svg:width="6.4cm" svg:height="0.6cm" draw:control="control12"><svg:title>Gebruiker</svg:title><svg:desc>Volledige naam, bijv. Jan Stek</svg:desc></draw:control></text:span><text:span text:style-name="T218"><text:s text:c="2"/></text:span><text:span text:style-name="T219">[</text:span><text:span text:style-name="T226">F</text:span><text:span text:style-name="T221">ull </text:span><text:span text:style-name="T222">na</text:span><text:span text:style-name="T223">me</text:span><text:span text:style-name="T222"> possibly </text:span><text:span text:style-name="T225">2</text:span><text:span text:style-name="T258">nd</text:span><text:span text:style-name="T225"> </text:span><text:span text:style-name="T224">user</text:span><text:span text:style-name="T231">]</text:span></text:p>
      <text:p text:style-name="P93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33"><draw:control text:anchor-type="as-char" svg:y="-0.4cm" draw:z-index="12" draw:name="Gberuikersnaam 1" draw:style-name="gr2" draw:text-style-name="P102" svg:width="6.4cm" svg:height="0.6cm" draw:control="control13"><svg:title>Gebruikersnaam</svg:title><svg:desc>Korte naam, bijv. jan</svg:desc></draw:control></text:span><text:span text:style-name="T233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9"><text:span text:style-name="T155">Replace the </text:span><text:span text:style-name="T169">underlined</text:span><text:span text:style-name="T155"> words in this checklist with those in the </text:span><text:span text:style-name="Strong_20_Emphasis"><text:span text:style-name="T36">te</text:span></text:span><text:span text:style-name="Strong_20_Emphasis"><text:span text:style-name="T52">x</text:span></text:span><text:span text:style-name="Strong_20_Emphasis"><text:span text:style-name="T36">t </text:span></text:span><text:span text:style-name="Strong_20_Emphasis"><text:span text:style-name="T52">box</text:span></text:span><text:span text:style-name="T155">.</text:span></text:p>
      <text:p text:style-name="P51"/>
      <text:p text:style-name="P51"/>
      <text:p text:style-name="P6"><text:span text:style-name="T165">Not yet on Linux?</text:span><text:span text:style-name="T156"><text:tab/></text:span><text:span text:style-name="T163"><text:tab/></text:span><text:span text:style-name="T164">Use</text:span><text:span text:style-name="T157"> </text:span><text:span text:style-name="Strong_20_Emphasis"><text:span text:style-name="T167">Checklist </text:span></text:span><text:span text:style-name="Strong_20_Emphasis"><text:span text:style-name="T168">transfer</text:span></text:span><text:span text:style-name="T157"> o</text:span><text:span text:style-name="T160">n</text:span><text:span text:style-name="T157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8"> </text:span><text:span text:style-name="T160">u</text:span><text:span text:style-name="T158">nder </text:span><text:span text:style-name="T166">Linux</text:span><text:span text:style-name="T159">.</text:span></text:p>
      <text:p text:style-name="P44"><text:span text:style-name="T183">New installation?</text:span><text:span text:style-name="T185"><text:tab/></text:span><text:span text:style-name="T187"></text:span><text:span text:style-name="T188"><text:tab/>Start at chapter</text:span><text:span text:style-name="T185"> </text:span><text:span text:style-name="T183"><text:bookmark-ref text:reference-format="page" text:ref-name="__RefNumPara__4009_1271708128">2</text:bookmark-ref></text:span><text:span text:style-name="T185"><text:s text:c="2"/></text:span><text:span text:style-name="T184"><text:bookmark-ref text:reference-format="text" text:ref-name="__RefNumPara__4009_1271708128">Perform installation</text:bookmark-ref></text:span><text:span text:style-name="T186">.</text:span></text:p>
      <text:p text:style-name="P27"/>
      <text:p text:style-name="P27"/>
      <text:list xml:id="list3443926230" text:style-name="L1">
        <text:list-item>
          <text:p text:style-name="P98"><text:bookmark-start text:name="__RefNumPara__4083_1271708128"/>Prepar<text:span text:style-name="T268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66"><draw:control text:anchor-type="as-char" draw:z-index="9" draw:name="Vorm3_0" draw:style-name="gr1" draw:text-style-name="P10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6"><draw:control text:anchor-type="as-char" draw:z-index="18" draw:name="Vorm3_ 1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0"><text:span text:style-name="User_20_Entry"><text:span text:style-name="T96">Login any additional </text:span></text:span><text:span text:style-name="Definition"><text:span text:style-name="T263">USER</text:span></text:span><text:span text:style-name="User_20_Entry"><text:span text:style-name="T100">s</text:span></text:span><text:span text:style-name="User_20_Entry"><text:span text:style-name="T103"> </text:span></text:span><text:span text:style-name="User_20_Entry"><text:span text:style-name="T96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4" office:value-type="string">
            <text:p text:style-name="P74"><text:span text:style-name="Strong_20_Emphasis"><text:span text:style-name="T59">P</text:span></text:span><text:span text:style-name="Strong_20_Emphasis"><text:span text:style-name="T38">ress the </text:span></text:span><text:span text:style-name="Strong_20_Emphasis"><text:span text:style-name="T125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9">Super</text:span> key is the Windows key, Command key (Apple), or Magnifier key<text:span text:style-name="T180"> </text:span><text:span text:style-name="T181">(Chromebook)</text:span><text:span text:style-name="T180">.</text:span></text:p></text:note-body></text:note>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37"/></text:span></text:p>
          </table:table-cell>
          <table:table-cell table:style-name="_31_._5f_Installatie_5f_voorbereiden.D5" office:value-type="string">
            <text:p text:style-name="P68"><text:span text:style-name="T13">Type these two commands, each followed by the</text:span><text:span text:style-name="Strong_20_Emphasis"><text:span text:style-name="T43"> </text:span></text:span><text:span text:style-name="Strong_20_Emphasis"><text:span text:style-name="T126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6" office:value-type="string">
            <text:p text:style-name="P76"><text:span text:style-name="User_20_Entry"><text:span text:style-name="T111">wget karelzimmer.nl/kz.sh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7" office:value-type="string">
            <text:p text:style-name="P76"><text:span text:style-name="User_20_Entry"><text:span text:style-name="T111">bash kz.sh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19" draw:name="Vorm 3" draw:style-name="gr1" draw:text-style-name="P101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9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1" office:value-type="string">
            <text:p text:style-name="P74"><text:span text:style-name="Strong_20_Emphasis"><text:span text:style-name="T59">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25">Super</text:span></text:span><text:span text:style-name="Strong_20_Emphasis"><text:span text:style-name="T39"> key</text:span></text:span><text:span text:style-name="Strong_20_Emphasis"><text:span text:style-name="T24">4</text:span></text:span><text:span text:style-name="Strong_20_Emphasis"><text:span text:style-name="T39">, type </text:span></text:span><text:span text:style-name="Strong_20_Emphasis"><text:span text:style-name="T75">menu</text:span></text:span><text:span text:style-name="Strong_20_Emphasis"><text:span text:style-name="T39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2" office:value-type="string">
            <text:p text:style-name="P61"><text:span text:style-name="Strong_20_Emphasis"><text:span text:style-name="T45">Select </text:span></text:span><text:span text:style-name="Strong_20_Emphasis"><text:span text:style-name="T76">1 <text:s/>Prepar</text:span></text:span><text:span text:style-name="Strong_20_Emphasis"><text:span text:style-name="T79">e</text:span></text:span><text:span text:style-name="Strong_20_Emphasis"><text:span text:style-name="T76"> installation</text:span></text:span><text:span text:style-name="Strong_20_Emphasis"><text:span text:style-name="T58">. 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3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</table:table>
      <text:p text:style-name="P16"/>
      <text:list xml:id="list162656373524496" text:continue-numbering="true" text:style-name="L1">
        <text:list-item>
          <text:p text:style-name="P9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7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171">Boot the computer from</text:span><text:span text:style-name="T179"><text:note text:id="ftn5" text:note-class="footnote"><text:note-citation>1</text:note-citation><text:note-body><text:p text:style-name="P92"><text:span text:style-name="T104">Boot menu/Setup via one of the </text:span><text:span text:style-name="T105">f</text:span><text:span text:style-name="T104">requently used keys:</text:span> <text:span text:style-name="T270">Esc</text:span><text:span text:style-name="T264">, </text:span><text:span text:style-name="T270">Delete</text:span><text:span text:style-name="T264">, </text:span><text:span text:style-name="T270">F1</text:span><text:span text:style-name="T264">, </text:span><text:span text:style-name="T270">F2</text:span><text:span text:style-name="T264">, </text:span><text:span text:style-name="T270">F9</text:span><text:span text:style-name="T264">, </text:span><text:span text:style-name="T270">F10</text:span><text:span text:style-name="T264">, </text:span><text:span text:style-name="T270">F11</text:span><text:span text:style-name="T264">, </text:span><text:span text:style-name="T267">or </text:span><text:span text:style-name="T270">F12</text:span><text:span text:style-name="T264">.</text:span></text:p></text:note-body></text:note></text:span><text:span text:style-name="T171"> an</text:span><text:span text:style-name="T175"> </text:span><text:span text:style-name="Strong_20_Emphasis"><text:span text:style-name="T148"><text:user-field-get text:name="Distro">Ubuntu</text:user-field-get></text:span></text:span><text:span text:style-name="T178"><text:s/></text:span><text:span text:style-name="T149"><text:user-field-get text:name="Version">22.04</text:user-field-get></text:span><text:span text:style-name="T149"><text:s/></text:span><text:span text:style-name="T150">LTS</text:span><text:span text:style-name="T88"> </text:span><text:span text:style-name="Strong_20_Emphasis"><text:span text:style-name="T91"><text:user-field-get text:name="Edition">Desktop</text:user-field-get></text:span></text:span><text:span text:style-name="Strong_20_Emphasis"><text:span text:style-name="T91"><text:s/></text:span></text:span><text:span text:style-name="Strong_20_Emphasis"><text:span text:style-name="T92">L</text:span></text:span><text:span text:style-name="T88">ive</text:span><text:span text:style-name="T88"><text:note text:id="ftn6" text:note-class="footnote"><text:note-citation>2</text:note-citation><text:note-body><text:p text:style-name="P89"><text:span text:style-name="T18">From a Live USB stick you can boot and work with </text:span><text:span text:style-name="Strong_20_Emphasis"><text:span text:style-name="T182"><text:user-field-get text:name="Distro">Ubuntu</text:user-field-get></text:span></text:span><text:span text:style-name="Strong_20_Emphasis"><text:span text:style-name="T182"><text:s/></text:span></text:span><text:span text:style-name="T18">without modifying any files on the hard drive and also allows installation of </text:span><text:span text:style-name="Strong_20_Emphasis"><text:span text:style-name="T182"><text:user-field-get text:name="Distro">Ubuntu</text:user-field-get></text:span></text:span><text:span text:style-name="Strong_20_Emphasis"><text:span text:style-name="T182">.</text:span></text:span></text:p></text:note-body></text:note></text:span><text:span text:style-name="T171"> USB stick</text:span><text:span text:style-name="T89"><text:note text:id="ftn7" text:note-class="footnote"><text:note-citation>3</text:note-citation><text:note-body><text:p text:style-name="P91"><text:span text:style-name="Strong_20_Emphasis"><text:span text:style-name="T97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60">ubuntu.com</text:span></text:span></text:a><text:span text:style-name="Strong_20_Emphasis"><text:span text:style-name="T98">,</text:span></text:span><text:span text:style-name="Strong_20_Emphasis"><text:span text:style-name="T97"> click </text:span></text:span><text:span text:style-name="Strong_20_Emphasis"><text:span text:style-name="T99">consecutively </text:span></text:span><text:span text:style-name="Strong_20_Emphasis"><text:span text:style-name="T102">Download</text:span></text:span><text:span text:style-name="Strong_20_Emphasis"><text:span text:style-name="T99"> &gt; </text:span></text:span><text:span text:style-name="Strong_20_Emphasis"><text:span text:style-name="T102">Get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Desktop</text:user-field-get></text:span></text:span><text:span text:style-name="Strong_20_Emphasis"><text:span text:style-name="T97"><text:s/>&gt; </text:span></text:span><text:span text:style-name="Strong_20_Emphasis"><text:span text:style-name="T102">Download </text:span></text:span><text:span text:style-name="Strong_20_Emphasis"><text:span text:style-name="T101"><text:user-field-get text:name="Version">22.04</text:user-field-get></text:span></text:span><text:span text:style-name="Strong_20_Emphasis"><text:span text:style-name="T101">….</text:span></text:span><text:span text:style-name="Strong_20_Emphasis"><text:span text:style-name="T97"><text:line-break/></text:span></text:span><text:span text:style-name="Strong_20_Emphasis"><text:span text:style-name="T106">The next steps are described in </text:span></text:span><text:span text:style-name="Strong_20_Emphasis"><text:span text:style-name="T107">Linux informati</text:span></text:span><text:span text:style-name="Strong_20_Emphasis"><text:span text:style-name="T108">on</text:span></text:span><text:span text:style-name="Strong_20_Emphasis"><text:span text:style-name="T106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1">karelzimmer.nl</text:span></text:span></text:a><text:span text:style-name="Strong_20_Emphasis"><text:span text:style-name="T106">, under </text:span></text:span><text:span text:style-name="Strong_20_Emphasis"><text:span text:style-name="T107">Linux</text:span></text:span><text:span text:style-name="Strong_20_Emphasis"><text:span text:style-name="T106">.</text:span></text:span></text:p></text:note-body></text:note>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2" office:value-type="string">
            <text:p text:style-name="P25"><text:span text:style-name="T151">Select</text:span><text:span text:style-name="Strong_20_Emphasis"><text:span text:style-name="T68"> </text:span></text:span><text:span text:style-name="Strong_20_Emphasis"><text:span text:style-name="T80">Try or I</text:span></text:span><text:span text:style-name="Strong_20_Emphasis"><text:span text:style-name="T81">n</text:span></text:span><text:span text:style-name="Strong_20_Emphasis"><text:span text:style-name="T82">stall Ubuntu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67"><draw:control text:anchor-type="as-char" draw:z-index="15" draw:name="Vorm 5" draw:style-name="gr1" draw:text-style-name="P101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73">C</text:span><text:span text:style-name="T174">lick</text:span><text:span text:style-name="T173"> </text:span><text:span text:style-name="T177">In</text:span><text:span text:style-name="T176">stall Ubuntu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93"/></text:span></text:p>
          </table:table-cell>
          <table:table-cell table:style-name="_32_._5f_Installatie_5f_uitvoeren.C6" office:value-type="string">
            <text:p text:style-name="P62"><text:span text:style-name="Strong_20_Emphasis"><text:span text:style-name="T119">Follow the instructions on the </text:span></text:span><text:span text:style-name="Strong_20_Emphasis"><text:span text:style-name="T120">installation </text:span></text:span><text:span text:style-name="Strong_20_Emphasis"><text:span text:style-name="T119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37"><draw:control text:anchor-type="as-char" draw:z-index="13" draw:name="Vorm 1" draw:style-name="gr1" draw:text-style-name="P10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07">At</text:span><text:span text:style-name="T203"> </text:span><text:span text:style-name="T209">Who are you?</text:span><text:span text:style-name="Strong_20_Emphasis"><text:span text:style-name="T200">: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9" office:value-type="string">
            <text:p text:style-name="P14"><text:span text:style-name="Strong_20_Emphasis"><text:span text:style-name="T201">E</text:span></text:span><text:span text:style-name="T203">nter your </text:span><text:span text:style-name="T210">Your n</text:span><text:span text:style-name="T209">ame </text:span><text:span text:style-name="Definition"><text:span text:style-name="T14">USER</text:span></text:span><text:span text:style-name="Strong_20_Emphasis"><text:span text:style-name="T199">, <text:line-break/></text:span></text:span><text:span text:style-name="Strong_20_Emphasis"><text:span text:style-name="T205">Y</text:span></text:span><text:span text:style-name="Strong_20_Emphasis"><text:span text:style-name="T204">our computer</text:span></text:span><text:span text:style-name="Strong_20_Emphasis"><text:span text:style-name="T205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98">,<text:line-break/></text:span></text:span><text:span text:style-name="Strong_20_Emphasis"><text:span text:style-name="T206">Pick</text:span></text:span><text:span text:style-name="Strong_20_Emphasis"><text:span text:style-name="T204"> a username</text:span></text:span><text:span text:style-name="Strong_20_Emphasis"><text:span text:style-name="T198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98">, </text:span></text:span><text:span text:style-name="Strong_20_Emphasis"><text:span text:style-name="T202">and</text:span></text:span><text:span text:style-name="Strong_20_Emphasis"><text:span text:style-name="T198"><text:line-break/></text:span></text:span><text:span text:style-name="Strong_20_Emphasis"><text:span text:style-name="T197">enter a </text:span></text:span><text:span text:style-name="Strong_20_Emphasis"><text:span text:style-name="T208">password</text:span></text:span><text:span text:style-name="Strong_20_Emphasis"><text:span text:style-name="T197"> twice.</text:span></text:span></text:p>
          </table:table-cell>
        </table:table-row>
      </table:table>
      <text:p text:style-name="P54"><text:span text:style-name="Strong_20_Emphasis"><text:span text:style-name="T69"/></text:span></text:p>
      <text:list xml:id="list162655531101308" text:continue-numbering="true" text:style-name="L1">
        <text:list-item>
          <text:p text:style-name="P97"><text:span text:style-name="Strong_20_Emphasis"><text:span text:style-name="T87">Finish installation</text:span></text:span></text:p>
        </text:list-item>
      </text:list>
      <text:p text:style-name="P55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67"><draw:control text:anchor-type="as-char" draw:z-index="3" draw:name="Vorm24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8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4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2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6"><text:span text:style-name="Strong_20_Emphasis"><text:span text:style-name="T127"><draw:control text:anchor-type="as-char" draw:z-index="22" draw:name="Vorm13_ 5" draw:style-name="gr1" draw:text-style-name="P101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8"><text:span text:style-name="Strong_20_Emphasis"><text:span text:style-name="T127">Add any additional </text:span></text:span><text:span text:style-name="Strong_20_Emphasis"><text:span text:style-name="T136">user</text:span></text:span><text:span text:style-name="Strong_20_Emphasis"><text:span text:style-name="T127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31">P</text:span></text:span><text:span text:style-name="Strong_20_Emphasis"><text:span text:style-name="T32">ress the </text:span></text:span><text:span text:style-name="Strong_20_Emphasis"><text:span text:style-name="T125">Super</text:span></text:span><text:span text:style-name="Strong_20_Emphasis"><text:span text:style-name="T33"> </text:span></text:span><text:span text:style-name="Strong_20_Emphasis"><text:span text:style-name="T34">key</text:span></text:span><text:span text:style-name="Strong_20_Emphasis"><text:span text:style-name="T95"><text:note text:id="ftn8" text:note-class="footnote"><text:note-citation>1</text:note-citation><text:note-body><text:p text:style-name="P52"><text:span text:style-name="T194">The </text:span><text:span text:style-name="T196">Super</text:span><text:span text:style-name="T194"> key is the Windows key, Command key (Apple), or Magnifier key </text:span><text:span text:style-name="T195">(Chromebook)</text:span><text:span text:style-name="T194">.</text:span></text:p></text:note-body></text:note></text:span></text:span><text:span text:style-name="Strong_20_Emphasis"><text:span text:style-name="T127">, typ </text:span></text:span><text:span text:style-name="Strong_20_Emphasis"><text:span text:style-name="T133">use</text:span></text:span><text:span text:style-name="Strong_20_Emphasis"><text:span text:style-name="T132">r</text:span></text:span><text:span text:style-name="Strong_20_Emphasis"><text:span text:style-name="T127"> and click behind </text:span></text:span><text:span text:style-name="Strong_20_Emphasis"><text:span text:style-name="T132">Settings</text:span></text:span><text:span text:style-name="Strong_20_Emphasis"><text:span text:style-name="T127"> on </text:span></text:span><text:span text:style-name="Strong_20_Emphasis"><text:span text:style-name="T132">Users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7">Click </text:span></text:span><text:span text:style-name="Strong_20_Emphasis"><text:span text:style-name="T132">Unlock</text:span></text:span><text:span text:style-name="Strong_20_Emphasis"><text:span text:style-name="T127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7">Click </text:span></text:span><text:span text:style-name="Strong_20_Emphasis"><text:span text:style-name="T132">Add</text:span></text:span><text:span text:style-name="Strong_20_Emphasis"><text:span text:style-name="T127"> </text:span></text:span><text:span text:style-name="Strong_20_Emphasis"><text:span text:style-name="T132">User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7">Choose </text:span></text:span><text:span text:style-name="Strong_20_Emphasis"><text:span text:style-name="T132">Account Type</text:span></text:span><text:span text:style-name="Strong_20_Emphasis"><text:span text:style-name="T127">, </text:span></text:span><text:span text:style-name="Strong_20_Emphasis"><text:span text:style-name="T132">Standard</text:span></text:span><text:span text:style-name="Strong_20_Emphasis"><text:span text:style-name="T127"> or </text:span></text:span><text:span text:style-name="Strong_20_Emphasis"><text:span text:style-name="T132">Admin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9">Enter</text:span></text:span><text:span text:style-name="Strong_20_Emphasis"><text:span text:style-name="T127"> </text:span></text:span><text:span text:style-name="Strong_20_Emphasis"><text:span text:style-name="T134">Name</text:span></text:span><text:span text:style-name="Strong_20_Emphasis"><text:span text:style-name="T128"> </text:span></text:span><text:span text:style-name="Strong_20_Emphasis"><text:span text:style-name="T137">user</text:span></text:span><text:span text:style-name="Strong_20_Emphasis"><text:span text:style-name="T128"> </text:span></text:span><text:span text:style-name="Strong_20_Emphasis"><text:span text:style-name="T129">and</text:span></text:span><text:span text:style-name="Strong_20_Emphasis"><text:span text:style-name="T128"> </text:span></text:span><text:span text:style-name="Strong_20_Emphasis"><text:span text:style-name="T134">Username</text:span></text:span><text:span text:style-name="Strong_20_Emphasis"><text:span text:style-name="T128"> </text:span></text:span><text:span text:style-name="Strong_20_Emphasis"><text:span text:style-name="T138">username</text:span></text:span><text:span text:style-name="Strong_20_Emphasis"><text:span text:style-name="T128">, </text:span></text:span><text:span text:style-name="Strong_20_Emphasis"><text:span text:style-name="T130">and click </text:span></text:span><text:span text:style-name="Strong_20_Emphasis"><text:span text:style-name="T135">Add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7">Close the </text:span></text:span><text:span text:style-name="Strong_20_Emphasis"><text:span text:style-name="T132">Users</text:span></text:span><text:span text:style-name="Strong_20_Emphasis"><text:span text:style-name="T127"> scre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7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2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75"><text:span text:style-name="Strong_20_Emphasis"><text:span text:style-name="T60">P</text:span></text:span><text:span text:style-name="Strong_20_Emphasis"><text:span text:style-name="T38">ress the </text:span></text:span><text:span text:style-name="Strong_20_Emphasis"><text:span text:style-name="T125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5">1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37"/></text:span></text:p>
          </table:table-cell>
          <table:table-cell table:style-name="_33_._5f_Installatie_5f_afronden.C15" office:value-type="string">
            <text:p text:style-name="P72"><text:span text:style-name="T15">Type these two commands, each followed by the</text:span><text:span text:style-name="Strong_20_Emphasis"><text:span text:style-name="T43"> </text:span></text:span><text:span text:style-name="Strong_20_Emphasis"><text:span text:style-name="T126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6" office:value-type="string">
            <text:p text:style-name="P77"><text:span text:style-name="User_20_Entry"><text:span text:style-name="T111">wget karelzimmer.nl/kz.sh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7" office:value-type="string">
            <text:p text:style-name="P77"><text:span text:style-name="User_20_Entry"><text:span text:style-name="T111">bash kz.sh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8" office:value-type="string">
            <text:p text:style-name="P63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9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67"><draw:control text:anchor-type="as-char" draw:z-index="4" draw:name="Vorm37" draw:style-name="gr1" draw:text-style-name="P101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2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1" office:value-type="string">
            <text:p text:style-name="P94"><text:span text:style-name="Strong_20_Emphasis"><text:span text:style-name="T61">P</text:span></text:span><text:span text:style-name="Strong_20_Emphasis"><text:span text:style-name="T49">ress the</text:span></text:span><text:span text:style-name="Strong_20_Emphasis"><text:span text:style-name="T48"> </text:span></text:span><text:span text:style-name="Strong_20_Emphasis"><text:span text:style-name="T125">Super</text:span></text:span><text:span text:style-name="Strong_20_Emphasis"><text:span text:style-name="T49"> key</text:span></text:span><text:span text:style-name="Strong_20_Emphasis"><text:span text:style-name="T25">1</text:span></text:span><text:span text:style-name="Strong_20_Emphasis"><text:span text:style-name="T49">, type </text:span></text:span><text:span text:style-name="Strong_20_Emphasis"><text:span text:style-name="T77">menu</text:span></text:span><text:span text:style-name="Strong_20_Emphasis"><text:span text:style-name="T49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7"/></text:span></text:p>
          </table:table-cell>
          <table:table-cell table:style-name="_33_._5f_Installatie_5f_afronden.C22" office:value-type="string">
            <text:p text:style-name="P73"><text:span text:style-name="Strong_20_Emphasis"><text:span text:style-name="T46">Se</text:span></text:span><text:span text:style-name="Strong_20_Emphasis"><text:span text:style-name="T56">lect</text:span></text:span><text:span text:style-name="Strong_20_Emphasis"><text:span text:style-name="T46"> </text:span></text:span><text:span text:style-name="Strong_20_Emphasis"><text:span text:style-name="T84">3</text:span></text:span><text:span text:style-name="Strong_20_Emphasis"><text:span text:style-name="T83"> <text:s/></text:span></text:span><text:span text:style-name="Strong_20_Emphasis"><text:span text:style-name="T85">Finish installatio</text:span></text:span><text:span text:style-name="Strong_20_Emphasis"><text:span text:style-name="T86">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3" office:value-type="string">
            <text:p text:style-name="P64"><text:span text:style-name="Strong_20_Emphasis"><text:span text:style-name="T44">Follow the instructions on the screen.</text:span></text:span></text:p>
          </table:table-cell>
        </table:table-row>
      </table:table>
      <text:p text:style-name="P55"><text:span text:style-name="Strong_20_Emphasis"><text:span text:style-name="T27"><text:tab/></text:span></text:span></text:p>
      <text:p text:style-name="P56"><text:span text:style-name="Strong_20_Emphasis"><text:span text:style-name="T47"/></text:span></text:p>
      <text:p text:style-name="P57"><text:span text:style-name="Strong_20_Emphasis"><text:span text:style-name="T44"/></text:span></text:p>
      <text:list xml:id="list162655012884656" text:continue-numbering="true" text:style-name="L1">
        <text:list-item>
          <text:p text:style-name="P100"><text:span text:style-name="Strong_20_Emphasis"><text:span text:style-name="T17">P</text:span></text:span><text:span text:style-name="Strong_20_Emphasis"><text:span text:style-name="T211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7"><draw:control text:anchor-type="as-char" draw:z-index="8" draw:name="Vorm40_0" draw:style-name="gr1" draw:text-style-name="P101" svg:width="0.35cm" svg:height="0.35cm" draw:control="control9"/></text:span></text:span></text:p>
          </table:table-cell>
          <table:table-cell table:style-name="Tabel2.A1" office:value-type="string">
            <text:p text:style-name="P87"><text:span text:style-name="Strong_20_Emphasis"><text:span text:style-name="T67"><draw:control text:anchor-type="as-char" draw:z-index="16" draw:name="Vorm40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50"><text:note text:id="ftn10" text:note-class="footnote"><text:note-citation>1</text:note-citation><text:note-body><text:p text:style-name="P71"><text:span text:style-name="User_20_Entry"><text:span text:style-name="T110">Login any additional </text:span></text:span><text:span text:style-name="Definition"><text:span text:style-name="T262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4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3">Follow the instructions on the </text:span></text:span><text:span text:style-name="Strong_20_Emphasis"><text:span text:style-name="T124">welcome screens</text:span></text:span><text:span text:style-name="Strong_20_Emphasis"><text:span text:style-name="T1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67"><draw:control text:anchor-type="as-char" draw:z-index="10" draw:name="Vorm40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67"><draw:control text:anchor-type="as-char" draw:z-index="17" draw:name="Vorm40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51">Set up the </text:span></text:span><text:span text:style-name="Strong_20_Emphasis"><text:span text:style-name="T63">user</text:span></text:span><text:span text:style-name="Strong_20_Emphasis"><text:span text:style-name="T51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26"><text:span text:style-name="Strong_20_Emphasis"><text:span text:style-name="T62">P</text:span></text:span><text:span text:style-name="Strong_20_Emphasis"><text:span text:style-name="T51">ress the </text:span></text:span><text:span text:style-name="Strong_20_Emphasis"><text:span text:style-name="T125">Super</text:span></text:span><text:span text:style-name="Strong_20_Emphasis"><text:span text:style-name="T51"> key</text:span></text:span><text:span text:style-name="Strong_20_Emphasis"><text:span text:style-name="T26"><text:note text:id="ftn11" text:note-class="footnote"><text:note-citation>2</text:note-citation><text:note-body><text:p text:style-name="P53"><text:span text:style-name="T194">The </text:span><text:span text:style-name="T196">Super</text:span><text:span text:style-name="T194"> key is the Windows key, Command key (Apple), or Magnifier key </text:span><text:span text:style-name="T195">(Chromebook)</text:span><text:span text:style-name="T194">.</text:span></text:p></text:note-body></text:note></text:span></text:span><text:span text:style-name="Strong_20_Emphasis"><text:span text:style-name="T51">, type </text:span></text:span><text:span text:style-name="Strong_20_Emphasis"><text:span text:style-name="T78">menu</text:span></text:span><text:span text:style-name="Strong_20_Emphasis"><text:span text:style-name="T51"> and click on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7">Select</text:span></text:span><text:span text:style-name="Strong_20_Emphasis"><text:span text:style-name="T46"> </text:span></text:span><text:span text:style-name="Strong_20_Emphasis"><text:span text:style-name="T84">4 <text:s/></text:span></text:span><text:span text:style-name="Strong_20_Emphasis"><text:span text:style-name="T74">Provision user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65"><text:span text:style-name="Strong_20_Emphasis"><text:span text:style-name="T44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92">End of checklist,</text:span><text:span text:style-name="T193"> </text:span><text:span text:style-name="Strong_20_Emphasis"><text:span text:style-name="T146"><text:user-field-get text:name="Distro">Ubuntu</text:user-field-get></text:span></text:span><text:span text:style-name="T191"><text:s/></text:span><text:span text:style-name="T189"><text:user-field-get text:name="Version">22.04</text:user-field-get></text:span><text:span text:style-name="T189"><text:s/></text:span><text:span text:style-name="T190">LTS</text:span><text:span text:style-name="Strong_20_Emphasis"><text:span text:style-name="T147"> </text:span></text:span><text:span text:style-name="Strong_20_Emphasis"><text:span text:style-name="T90"><text:user-field-get text:name="Edition">Desktop</text:user-field-get></text:span></text:span><text:span text:style-name="Strong_20_Emphasis"><text:span text:style-name="T90"><text:s/></text:span></text:span><text:span text:style-name="T192">installation is complete.</text:span></text:p>
      <text:p text:style-name="P19"/>
      <text:p text:style-name="P12"><text:span text:style-name="Emphasis"><text:span text:style-name="T214">Written</text:span></text:span><text:span text:style-name="Emphasis"><text:span text:style-name="T212"> </text:span></text:span><text:span text:style-name="Emphasis"><text:span text:style-name="T214">by</text:span></text:span><text:span text:style-name="Emphasis"><text:span text:style-name="T21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3">Karel Zimmer</text:span></text:span></text:a><text:span text:style-name="Emphasis"><text:span text:style-name="T212">, </text:span></text:span><text:a xlink:type="simple" xlink:href="https://creativecommons.org/publicdomain/zero/1.0" text:style-name="Internet_20_link" text:visited-style-name="Visited_20_Internet_20_Link"><text:span text:style-name="Emphasis"><text:span text:style-name="T215">CC0 1.0 Universal</text:span></text:span></text:a><text:span text:style-name="Emphasis"><text:span text:style-name="T212">, </text:span></text:span><text:span text:style-name="Strong_20_Emphasis"><text:span text:style-name="T44"><text:user-field-get style:data-style-name="N0" text:name="Releaseyear">2022</text:user-field-get></text:span></text:span><text:span text:style-name="Strong_20_Emphasis"><text:span text:style-name="T44">-</text:span></text:span><text:span text:style-name="Strong_20_Emphasis"><text:span text:style-name="T44"><text:date style:data-style-name="N10111" text:date-value="2024-02-28T16:26:54.794454700">2024</text:date></text:span></text:span><text:span text:style-name="Emphasis"><text:span text:style-name="T21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2-28T16:26:54.552153786">28/0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8T16:26:54.395552031</dc:date>
    <meta:keyword>Installatie</meta:keyword>
    <meta:keyword>Checklist</meta:keyword>
    <meta:keyword>Linux</meta:keyword>
    <meta:editing-cycles>6841</meta:editing-cycles>
    <meta:editing-duration>P12DT33M26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90" meta:word-count="600" meta:character-count="3729" meta:non-whitespace-character-count="3166"/>
    <meta:user-defined meta:name="Info 1"/>
    <meta:user-defined meta:name="Info 2"/>
    <meta:user-defined meta:name="Info 3"/>
    <meta:user-defined meta:name="Info 4"/>
  </office:meta>
</office:document-meta>
</file>